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Rubik"/>
    </style:style>
    <style:style style:name="P2" style:family="paragraph" style:parent-style-name="Standard">
      <style:text-properties style:font-name="Rubik"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4">
      <style:text-properties style:font-name="Rubik" fo:font-weight="normal" style:font-weight-asian="normal" style:font-weight-complex="normal"/>
    </style:style>
    <style:style style:name="P5" style:family="paragraph" style:parent-style-name="Standard" style:list-style-name="L1">
      <style:text-properties style:font-name="Rubik" style:text-underline-style="solid" style:text-underline-width="auto" style:text-underline-color="font-color" fo:font-weight="bold" style:font-weight-asian="bold" style:font-weight-complex="bold"/>
    </style:style>
    <style:style style:name="P6" style:family="paragraph" style:parent-style-name="Standard" style:list-style-name="L2">
      <style:text-properties fo:color="#000000" style:font-name="Rubik" fo:font-weight="bold" style:font-weight-asian="bold" style:font-weight-complex="bold"/>
    </style:style>
    <style:style style:name="P7" style:family="paragraph" style:parent-style-name="Standard">
      <style:text-properties fo:color="#000000" style:font-name="Rubik" fo:font-weight="normal" style:font-weight-asian="normal" style:font-weight-complex="normal"/>
    </style:style>
    <style:style style:name="P8" style:family="paragraph" style:parent-style-name="Standard" style:list-style-name="L2">
      <style:text-properties fo:color="#000000" style:font-name="Rubik" fo:font-weight="normal" style:font-weight-asian="normal" style:font-weight-complex="normal"/>
    </style:style>
    <style:style style:name="P9" style:family="paragraph" style:parent-style-name="Standard" style:list-style-name="L3">
      <style:text-properties fo:color="#000000" style:font-name="Rubik" fo:font-weight="normal" style:font-weight-asian="normal" style:font-weight-complex="normal"/>
    </style:style>
    <style:style style:name="P10" style:family="paragraph" style:parent-style-name="Standard" style:list-style-name="L4">
      <style:text-properties fo:font-variant="normal" fo:text-transform="none" fo:color="#000000" style:font-name="Rubik" fo:font-size="12pt" fo:letter-spacing="normal" fo:font-style="normal" fo:font-weight="normal" style:font-weight-asian="normal" style:font-weight-complex="normal"/>
    </style:style>
    <style:style style:name="T1" style:family="text">
      <style:text-properties fo:font-variant="normal" fo:text-transform="none" fo:color="#ececec" fo:font-size="12pt" fo:letter-spacing="normal" fo:font-style="normal" style:font-weight-asian="bold" style:font-weight-complex="bold"/>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color="#000000" fo:font-size="12pt" fo:letter-spacing="normal" fo:font-style="normal" style:font-weight-asian="bold" style:font-weight-complex="bold"/>
    </style:style>
    <style:style style:name="T4" style:family="text">
      <style:text-properties fo:color="#000000" style:font-name="Rubik"/>
    </style:style>
    <style:style style:name="T5" style:family="text">
      <style:text-properties fo:color="#000000" style:font-name="Rubik" fo:font-weight="normal" style:font-weight-asian="normal" style:font-weight-complex="normal"/>
    </style:style>
    <style:style style:name="T6" style:family="text">
      <style:text-properties fo:color="#000000" style:font-name="Rubik" fo:font-weight="bold" style:font-weight-asian="bold" style:font-weight-complex="bold"/>
    </style:style>
    <style:style style:name="T7" style:family="text">
      <style:text-properties fo:color="#000000" style:font-name="Rubik"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
      <text:p text:style-name="P1"/>
      <text:p text:style-name="P1"/>
      <text:p text:style-name="P2"><text:tab/>There's 11 free DevOps certifications and training courses.<text:line-break/><text:tab/>I chose 3 of them.</text:p>
      <text:p text:style-name="P2"/>
      <text:list xml:id="list5954730863214920401" text:style-name="L1">
        <text:list-item>
          <text:p text:style-name="P5">Introduction to DevOps:</text:p>
        </text:list-item>
      </text:list>
      <text:list xml:id="list5945872633402934710" text:style-name="L2">
        <text:list-item>
          <text:p text:style-name="P6"><text:span text:style-name="T2">DevOps is a methodology that combines development (Dev) and operations (Ops) teams to improve collaboration, communication, and integration between software developers and IT operations staff. It aims to streamline the software development lifecycle, from planning and coding to testing, deployment, and monitoring.</text:span> </text:p>
        </text:list-item>
        <text:list-item>
          <text:p text:style-name="P8">The knowledge and skills i can acquire from learning these methods:</text:p>
          <text:list>
            <text:list-item>
              <text:p text:style-name="P8">Work automation</text:p>
            </text:list-item>
            <text:list-item>
              <text:p text:style-name="P8">Improved communication</text:p>
            </text:list-item>
            <text:list-item>
              <text:p text:style-name="P8">Configuration Management</text:p>
            </text:list-item>
          </text:list>
        </text:list-item>
        <text:list-item>
          <text:p text:style-name="P8">By learning DevOps, i open up several career opportunities in</text:p>
          <text:p text:style-name="P8">software development, system administration, automation</text:p>
          <text:p text:style-name="P8">and cloud computing.</text:p>
        </text:list-item>
      </text:list>
      <text:p text:style-name="P7"/>
      <text:p text:style-name="Standard"><text:span text:style-name="T5"><text:s text:c="8"/></text:span><text:span text:style-name="T6">2. <text:s/></text:span><text:span text:style-name="T7">DevOps Culture and Mindset:</text:span></text:p>
      <text:list xml:id="list1193731992584277384" text:style-name="L3">
        <text:list-item>
          <text:list>
            <text:list-item>
              <text:p text:style-name="P9">After being introduced to DevOps, i need to learn its principles, practices</text:p>
              <text:p text:style-name="P9">and cultural aspects. </text:p>
            </text:list-item>
            <text:list-item>
              <text:p text:style-name="P9">By taking this course, it will lead me to these benefits:</text:p>
              <text:list>
                <text:list-item>
                  <text:p text:style-name="P9">Career Advancement</text:p>
                </text:list-item>
                <text:list-item>
                  <text:p text:style-name="P9">Increased Efficiency</text:p>
                </text:list-item>
                <text:list-item>
                  <text:p text:style-name="P9">Enhanced Quality</text:p>
                </text:list-item>
              </text:list>
            </text:list-item>
          </text:list>
        </text:list-item>
      </text:list>
      <text:p text:style-name="P7"/>
      <text:p text:style-name="P3"><text:span text:style-name="T4"><text:s text:c="8"/></text:span><text:span text:style-name="T6">3. <text:s text:c="2"/></text:span><text:span text:style-name="T7">Introduction to Jenkins:</text:span></text:p>
      <text:p text:style-name="P3"/>
      <text:list xml:id="list3929150812597935449" text:style-name="L4">
        <text:list-item>
          <text:p text:style-name="P4"><text:span text:style-name="T3">Jenkins is aimed at software developers, DevOps engineers, and anyone involved in the software development lifecycle who seeks to automate repetitive tasks and improve the efficiency of their processes</text:span><text:span text:style-name="T1">.</text:span></text:p>
        </text:list-item>
        <text:list-item>
          <text:p text:style-name="P10">If i'm looking to improve the quality of my releases at a high efficiency,</text:p>
          <text:p text:style-name="P10">then taking a course on Jenkins is a worthwhile invest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21S</meta:editing-duration>
    <meta:editing-cycles>3</meta:editing-cycles>
    <meta:generator>OpenOffice/4.1.15$Win32 OpenOffice.org_project/4115m2$Build-9813</meta:generator>
    <dc:date>2024-05-13T14:25:12.44</dc:date>
    <meta:document-statistic meta:table-count="0" meta:image-count="0" meta:object-count="0" meta:page-count="1" meta:paragraph-count="22" meta:word-count="205" meta:character-count="1321"/>
    <meta:user-defined meta:name="Info 1"/>
    <meta:user-defined meta:name="Info 2"/>
    <meta:user-defined meta:name="Info 3"/>
    <meta:user-defined meta:name="Info 4"/>
  </office:meta>
</office:document-meta>
</file>